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21cm"/>
    </style:style>
    <style:style style:name="co2" style:family="table-column">
      <style:table-column-properties fo:break-before="auto" style:column-width="1.05cm"/>
    </style:style>
    <style:style style:name="co3" style:family="table-column">
      <style:table-column-properties fo:break-before="auto" style:column-width="0.995cm"/>
    </style:style>
    <style:style style:name="co4" style:family="table-column">
      <style:table-column-properties fo:break-before="auto" style:column-width="0.912cm"/>
    </style:style>
    <style:style style:name="co5" style:family="table-column">
      <style:table-column-properties fo:break-before="auto" style:column-width="0.938cm"/>
    </style:style>
    <style:style style:name="co6" style:family="table-column">
      <style:table-column-properties fo:break-before="auto" style:column-width="0.967cm"/>
    </style:style>
    <style:style style:name="co7" style:family="table-column">
      <style:table-column-properties fo:break-before="auto" style:column-width="0.884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855cm"/>
    </style:style>
    <style:style style:name="co10" style:family="table-column">
      <style:table-column-properties fo:break-before="auto" style:column-width="1.40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33cc66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A0.2</text:p>
          </table:table-cell>
          <table:table-cell table:style-name="ce3" office:value-type="string">
            <text:p>A1.4</text:p>
          </table:table-cell>
          <table:table-cell table:style-name="ce4" office:value-type="string">
            <text:p>A2.6</text:p>
          </table:table-cell>
          <table:table-cell table:style-name="ce4" office:value-type="string">
            <text:p>A2.0</text:p>
          </table:table-cell>
          <table:table-cell table:style-name="ce5" office:value-type="string">
            <text:p>A3.2</text:p>
          </table:table-cell>
          <table:table-cell table:style-name="ce3" office:value-type="string">
            <text:p>A4.4</text:p>
          </table:table-cell>
          <table:table-cell office:value-type="string">
            <text:p>A5.6</text:p>
          </table:table-cell>
          <table:table-cell office:value-type="string">
            <text:p>A5.0</text:p>
          </table:table-cell>
          <table:table-cell office:value-type="string">
            <text:p>A6.2</text:p>
          </table:table-cell>
          <table:table-cell office:value-type="string">
            <text:p>A7.4</text:p>
          </table:table-cell>
          <table:table-cell office:value-type="string">
            <text:p>A8.6</text:p>
          </table:table-cell>
          <table:table-cell office:value-type="string">
            <text:p>A8.0</text:p>
          </table:table-cell>
          <table:table-cell office:value-type="string">
            <text:p>A9.2</text:p>
          </table:table-cell>
          <table:table-cell/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style-name="ce2" office:value-type="string">
            <text:p>B0.2</text:p>
          </table:table-cell>
          <table:table-cell office:value-type="string">
            <text:p>B1.4</text:p>
          </table:table-cell>
          <table:table-cell table:number-columns-repeated="12"/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0.1</text:p>
          </table:table-cell>
          <table:table-cell office:value-type="string">
            <text:p>B1.3</text:p>
          </table:table-cell>
          <table:table-cell table:number-columns-repeated="12"/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2">
          <table:table-cell table:style-name="ce1" office:value-type="string">
            <text:p>A0.1</text:p>
          </table:table-cell>
          <table:table-cell table:style-name="ce3" office:value-type="string">
            <text:p>A1.3</text:p>
          </table:table-cell>
          <table:table-cell table:style-name="ce4" office:value-type="string">
            <text:p>A2.5</text:p>
          </table:table-cell>
          <table:table-cell table:style-name="ce5" office:value-type="string">
            <text:p>A3.7</text:p>
          </table:table-cell>
          <table:table-cell table:style-name="ce5" office:value-type="string">
            <text:p>A3.1</text:p>
          </table:table-cell>
          <table:table-cell table:style-name="ce3" office:value-type="string">
            <text:p>A4.3</text:p>
          </table:table-cell>
          <table:table-cell office:value-type="string">
            <text:p>A5.5</text:p>
          </table:table-cell>
          <table:table-cell office:value-type="string">
            <text:p>A6.7</text:p>
          </table:table-cell>
          <table:table-cell office:value-type="string">
            <text:p>A6.1</text:p>
          </table:table-cell>
          <table:table-cell office:value-type="string">
            <text:p>A7.3</text:p>
          </table:table-cell>
          <table:table-cell office:value-type="string">
            <text:p>A8.5</text:p>
          </table:table-cell>
          <table:table-cell office:value-type="string">
            <text:p>A9.7</text:p>
          </table:table-cell>
          <table:table-cell office:value-type="string">
            <text:p>A9.1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A0.3</text:p>
          </table:table-cell>
          <table:table-cell table:style-name="ce3" office:value-type="string">
            <text:p>A1.5</text:p>
          </table:table-cell>
          <table:table-cell table:style-name="ce4" office:value-type="string">
            <text:p>A2.7</text:p>
          </table:table-cell>
          <table:table-cell table:style-name="ce4" office:value-type="string">
            <text:p>A2.1</text:p>
          </table:table-cell>
          <table:table-cell table:style-name="ce5" office:value-type="string">
            <text:p>A3.3</text:p>
          </table:table-cell>
          <table:table-cell table:style-name="ce3" office:value-type="string">
            <text:p>A4.5</text:p>
          </table:table-cell>
          <table:table-cell office:value-type="string">
            <text:p>A5.7</text:p>
          </table:table-cell>
          <table:table-cell office:value-type="string">
            <text:p>A5.1</text:p>
          </table:table-cell>
          <table:table-cell office:value-type="string">
            <text:p>A6.3</text:p>
          </table:table-cell>
          <table:table-cell office:value-type="string">
            <text:p>A7.5</text:p>
          </table:table-cell>
          <table:table-cell office:value-type="string">
            <text:p>A8.7</text:p>
          </table:table-cell>
          <table:table-cell office:value-type="string">
            <text:p>A8.1</text:p>
          </table:table-cell>
          <table:table-cell office:value-type="string">
            <text:p>A9.3</text:p>
          </table:table-cell>
          <table:table-cell/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B0.3</text:p>
          </table:table-cell>
          <table:table-cell office:value-type="string">
            <text:p>B1.5</text:p>
          </table:table-cell>
          <table:table-cell table:number-columns-repeated="12"/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0.4</text:p>
          </table:table-cell>
          <table:table-cell office:value-type="string">
            <text:p>B1.6</text:p>
          </table:table-cell>
          <table:table-cell table:number-columns-repeated="12"/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A0.4</text:p>
          </table:table-cell>
          <table:table-cell table:style-name="ce3" office:value-type="string">
            <text:p>A1.6</text:p>
          </table:table-cell>
          <table:table-cell table:style-name="ce3" office:value-type="string">
            <text:p>A1.0</text:p>
          </table:table-cell>
          <table:table-cell table:style-name="ce4" office:value-type="string">
            <text:p>A2.2</text:p>
          </table:table-cell>
          <table:table-cell table:style-name="ce5" office:value-type="string">
            <text:p>A3.4</text:p>
          </table:table-cell>
          <table:table-cell table:style-name="ce3" office:value-type="string">
            <text:p>A4.6</text:p>
          </table:table-cell>
          <table:table-cell table:style-name="ce3" office:value-type="string">
            <text:p>A4.0</text:p>
          </table:table-cell>
          <table:table-cell office:value-type="string">
            <text:p>A5.2</text:p>
          </table:table-cell>
          <table:table-cell office:value-type="string">
            <text:p>A6.4</text:p>
          </table:table-cell>
          <table:table-cell office:value-type="string">
            <text:p>A7.6</text:p>
          </table:table-cell>
          <table:table-cell office:value-type="string">
            <text:p>A7.0</text:p>
          </table:table-cell>
          <table:table-cell office:value-type="string">
            <text:p>A8.2</text:p>
          </table:table-cell>
          <table:table-cell office:value-type="string">
            <text:p>A9.4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A0.5</text:p>
          </table:table-cell>
          <table:table-cell table:style-name="ce3" office:value-type="string">
            <text:p>A1.7</text:p>
          </table:table-cell>
          <table:table-cell table:style-name="ce3" office:value-type="string">
            <text:p>A1.1</text:p>
          </table:table-cell>
          <table:table-cell table:style-name="ce4" office:value-type="string">
            <text:p>A2.3</text:p>
          </table:table-cell>
          <table:table-cell table:style-name="ce5" office:value-type="string">
            <text:p>A3.5</text:p>
          </table:table-cell>
          <table:table-cell table:style-name="ce3" office:value-type="string">
            <text:p>A4.7</text:p>
          </table:table-cell>
          <table:table-cell table:style-name="ce3" office:value-type="string">
            <text:p>A4.1</text:p>
          </table:table-cell>
          <table:table-cell office:value-type="string">
            <text:p>A5.3</text:p>
          </table:table-cell>
          <table:table-cell office:value-type="string">
            <text:p>A6.5</text:p>
          </table:table-cell>
          <table:table-cell office:value-type="string">
            <text:p>A7.7</text:p>
          </table:table-cell>
          <table:table-cell office:value-type="string">
            <text:p>A7.1</text:p>
          </table:table-cell>
          <table:table-cell office:value-type="string">
            <text:p>A8.3</text:p>
          </table:table-cell>
          <table:table-cell office:value-type="string">
            <text:p>A9.5</text:p>
          </table:table-cell>
          <table:table-cell/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B0.5</text:p>
          </table:table-cell>
          <table:table-cell office:value-type="string">
            <text:p>B1.7</text:p>
          </table:table-cell>
          <table:table-cell table:number-columns-repeated="12"/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0.0</text:p>
          </table:table-cell>
          <table:table-cell office:value-type="string">
            <text:p>B1.2</text:p>
          </table:table-cell>
          <table:table-cell table:number-columns-repeated="12"/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A0.0</text:p>
          </table:table-cell>
          <table:table-cell table:style-name="ce3" office:value-type="string">
            <text:p>A1.2</text:p>
          </table:table-cell>
          <table:table-cell table:style-name="ce4" office:value-type="string">
            <text:p>A2.4</text:p>
          </table:table-cell>
          <table:table-cell table:style-name="ce5" office:value-type="string">
            <text:p>A3.6</text:p>
          </table:table-cell>
          <table:table-cell table:style-name="ce5" office:value-type="string">
            <text:p>A3.0</text:p>
          </table:table-cell>
          <table:table-cell table:style-name="ce3" office:value-type="string">
            <text:p>A4.2</text:p>
          </table:table-cell>
          <table:table-cell office:value-type="string">
            <text:p>A5.4</text:p>
          </table:table-cell>
          <table:table-cell office:value-type="string">
            <text:p>A6.6</text:p>
          </table:table-cell>
          <table:table-cell office:value-type="string">
            <text:p>A6.0</text:p>
          </table:table-cell>
          <table:table-cell office:value-type="string">
            <text:p>A7.2</text:p>
          </table:table-cell>
          <table:table-cell office:value-type="string">
            <text:p>A8.4</text:p>
          </table:table-cell>
          <table:table-cell office:value-type="string">
            <text:p>A9.6</text:p>
          </table:table-cell>
          <table:table-cell office:value-type="string">
            <text:p>A9.0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00.00.0000</text:date>, <text:time style:data-style-name="N2" text:time-value="0000-00-00T10:54:07.39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3T22:08:29.13</meta:creation-date>
    <dc:date>2016-07-24T18:04:17.55</dc:date>
    <meta:editing-duration>PT29M7S</meta:editing-duration>
    <meta:editing-cycles>3</meta:editing-cycles>
    <meta:generator>LibreOffice/3.6$Windows_x86 LibreOffice_project/e29a214-2bbed72-0621de6-a97528c-8f066d</meta:generator>
    <meta:document-statistic meta:table-count="1" meta:cell-count="166" meta:object-count="0"/>
  </office:meta>
</office:document-meta>
</file>